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1425in"/>
    </style:style>
    <style:style style:name="co3" style:family="table-column">
      <style:table-column-properties fo:break-before="auto" style:column-width="5.6291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2.0457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1.8945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background-color="#b2b2b2"/>
      <style:text-properties style:font-name="Arial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Manufactu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10,J12,J11</text:p>
          </table:table-cell>
          <table:table-cell office:value-type="string" calcext:value-type="string">
            <text:p>Header Breakaway 6 2 Surface Mount 0.100"(2.54mm) SMD P=2.54mm Male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9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90</text:p>
          </table:table-cell>
          <table:table-cell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1,J2,J4,J8,J3,J5,J7,J6</text:p>
          </table:table-cell>
          <table:table-cell office:value-type="string" calcext:value-type="string">
            <text:p>Female Header 10 2 Surface Mount 2.54mm SMD P=2.54mm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C26107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072</text:p>
          </table:table-cell>
          <table:table-cell office:value-type="float" office:value="0.1428" calcext:value-type="float">
            <text:p>0.142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14,J13</text:p>
          </table:table-cell>
          <table:table-cell office:value-type="string" calcext:value-type="string">
            <text:p>ZH Header Male Pin 0.059 (1.50mm) 6 SMD P=1.5mm Wire To Board / Wire To Wire Connector"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6B-ZR-SM4-GW-TF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293</text:p>
          </table:table-cell>
          <table:table-cell office:value-type="float" office:value="0.9179" calcext:value-type="float">
            <text:p>0.9179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9</text:p>
          </table:table-cell>
          <table:table-cell office:value-type="string" calcext:value-type="string">
            <text:p>PH Header Male Pin 0.079"(2.00mm) 4 SMD 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office:value-type="float" office:value="0.2873" calcext:value-type="float">
            <text:p>0.2873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2:03:41.97910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6T12:13:55.075949197</dc:date>
    <meta:editing-duration>PT6H12M18S</meta:editing-duration>
    <meta:editing-cycles>100</meta:editing-cycles>
    <meta:generator>LibreOffice/7.0.6.2$Linux_X86_64 LibreOffice_project/00$Build-2</meta:generator>
    <meta:document-statistic meta:table-count="1" meta:cell-count="41" meta:object-count="0"/>
  </office:meta>
</office:document-meta>
</file>